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51-2014</text:p>
      <text:p text:style-name="P44"><text:span text:style-name="T5">Maturín, </text:span><text:span text:style-name="Fuente_20_de_20_párrafo_20_predeter."><text:span text:style-name="T3">1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5-2014</text:span><text:span text:style-name="T14"> </text:span><text:span text:style-name="T8">DE FECHA 09-09-2014</text:span></text:p>
      <text:p text:style-name="P36"/>
      <text:p text:style-name="P29"><text:span text:style-name="T8">OBJETO: </text:span><text:span text:style-name="T9">CONTRATACIÓN DE MANO DE OBRA PARA MONTAJE DE CADENA DE TIEMPO, AMORTIGUADORES TRASEROS Y DELANTEROS A VEHÍCULO GRAND VITARA Y AMORTIGUADORES DELANTEROS DE LUV D-MAX, AMBOS PERTENECIENTES Y DE USO EXCLUSIVO DE E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AMIONES NORTE MONAGAS, C.A<text:line-break/>- Oferta "B": SERVICIOS MECANICOS DIF, C.A<text:line-break/>- Oferta "C": TALLERES SANTAMARIA,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AMIONES NORTE MONAGAS, C.A</text:span></text:p>
          </table:table-cell>
          <table:table-cell table:style-name="Tabla3.A3" office:value-type="string">
            <text:p text:style-name="P49">Oferta mas Economica<text:line-break/><text:line-break/>Monto oferta "A"</text:p>
          </table:table-cell>
          <table:table-cell table:style-name="Tabla3.A3" office:value-type="string">
            <text:p text:style-name="P49">10.752,00<text:line-break/><text:line-break/><text:line-break/>10.752,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SERVICIOS MECANICOS DIF, C.A</text:span></text:p>
          </table:table-cell>
          <table:table-cell table:style-name="Tabla3.A3" office:value-type="string">
            <text:p text:style-name="P49">Oferta mas Economica<text:line-break/><text:line-break/>Monto oferta "B"</text:p>
          </table:table-cell>
          <table:table-cell table:style-name="Tabla3.A3" office:value-type="string">
            <text:p text:style-name="P49">10.752,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ALLERES SANTAMARIA, C.A</text:span></text:p>
          </table:table-cell>
          <table:table-cell table:style-name="Tabla3.A3" office:value-type="string">
            <text:p text:style-name="P49">Oferta mas Economica<text:line-break/><text:line-break/>Monto oferta "C"</text:p>
          </table:table-cell>
          <table:table-cell table:style-name="Tabla3.A3" office:value-type="string">
            <text:p text:style-name="P49">10.752,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AMIONES NORTE MONAGAS,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SERVICIOS MECANICOS DIF,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TALLERES SANTAMARIA,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AMIONES NORTE MONAGAS, C.A., cumple con las especificaciones técnicas establecidas en las invitaciones. Que los recaudos exigidos para la calificación legal aún y cuando no tienen puntuación, fueron presentados a cabalidad. </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CAMIONES NORTE MONAGAS, C.A, califica como ganadora en el presente procedimiento de selección de contratistas, avalada con cinco (5) años de experiencia en el ramo de repuestos y accesorios para autos y camiones marca  chevrolet.<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5-2014 de Contratación Pública realizado bajo la modalidad de Consulta de Precio, para la Contratación de mano de obra para montaje de cadena de tiempo, Amortiguadores traseros y delanteros a vehículo grand vitara y amortiguadores delanteros para LUV D MAX, pertenecientes y de uso exclusivo de éste Órgano de Control Fiscal. a la empresa CAMIONES NORTE MONAGAS, C.A, Rif J-29450337-3 por un monto de BOLÍVARES DIEZ MÍL SETECIENTOS CINCUENTA Y DOS CON CERO CÉNTIMOS (Bs. 10.752,00) incluyendo el I.V.A., para que preste el servicio de mano de obra para la instalación de los siguientes renglones:<text:line-break/>1.- Kit de cadena de tiempo (UNO)<text:line-break/>2.- Amortiguadores Traseros de la Grand Vitara (UN PAR)<text:line-break/>3.- Amortiguadores delanteros de la Grand Vitara (UN PAR)<text:line-break/>4.- Amortiguadores delanteros de la LUV D MAX (UN PAR)</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